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><text:placeholder text:placeholder-type="text">&lt;for each="line in o.line_ids"&gt;</text:placeholder></text:p>
            <text:p text:style-name="P8">Itinerario previsto: <text:span text:style-name="T2"><text:placeholder text:placeholder-type="text">&lt;line.name or ''&gt;</text:placeholder></text:span></text:p>
            <text:p text:style-name="P12"><text:placeholder text:placeholder-type="text">&lt;/for&gt;</text:placeholder></text:p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><text:placeholder text:placeholder-type="text">&lt;for each="line in o.line_ids"&gt;</text:placeholder></text:p>
            <text:p text:style-name="P11">Km previsti: <text:s/><text:span text:style-name="T3"><text:placeholder text:placeholder-type="text">&lt;line.unit_quantity or ''&gt;</text:placeholder></text:span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5">= </text:span><text:span text:style-name="T3"><text:placeholder text:placeholder-type="text">&lt;line.total_amount or ''&gt;</text:placeholder></text:span></text:p>
            <text:p text:style-name="P12"><text:placeholder text:placeholder-type="text">&lt;/for&gt;</text:placeholder></text:p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2T12:35:55.821000000</dc:date>
    <meta:editing-duration>PT19M33S</meta:editing-duration>
    <meta:editing-cycles>5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1" meta:word-count="101" meta:character-count="688" meta:non-whitespace-character-count="607"/>
  </office:meta>
</office:document-meta>
</file>